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Обычный_20_текст" style:list-style-name="WW8Num24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style:font-weight-complex="bold"/>
    </style:style>
    <style:style style:name="T6" style:family="text">
      <style:text-properties fo:color="#000000"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ключение</text:h>
      <text:h text:style-name="Heading_20_1" text:outline-level="1">Литература</text:h>
      <text:list xml:id="list30639794" text:style-name="WW8Num24">
        <text:list-item>
          <text:p text:style-name="P1">Брюс Эккель. Философия <text:span text:style-name="T4">Java</text:span>. СПб.: «Питер», 2001.</text:p>
        </text:list-item>
        <text:list-item>
          <text:p text:style-name="P1">С. Дунаев. Технологии Интернет программирования. СПб.:«<text:span text:style-name="T4">bhv</text:span>», 2001.</text:p>
        </text:list-item>
        <text:list-item>
          <text:p text:style-name="P1">Ю. И. Буч, И. С. Терентьева<text:span text:style-name="T5">. Правовая охрана и коммерческая реалзация программ для ЭВМ и баз данных: Методические указания по дисциплине "Интеллектуальная собственность".</text:span> СПб.: СПбГЭТУ «ЛЭТИ», 1998 (Переработано в 2008 г.).</text:p>
        </text:list-item>
        <text:list-item>
          <text:p text:style-name="P1"><text:bookmark-start text:name="_Ref63584075"/>Васильев А.В. Технико-экономическое обоснование дипломных проектов (работ): Методические указания. СПб.: СПбГЭТУ «ЛЭТИ», 2002<text:bookmark-end text:name="_Ref63584075"/>.</text:p>
        </text:list-item>
        <text:list-item>
          <text:p text:style-name="P1">В.В. Дригалкин. HTML в примерах. Как создать свой Web-сайт: Самоучитель. М.: "Диалектика", 2004.</text:p>
        </text:list-item>
        <text:list-item>
          <text:p text:style-name="P1"><text:a xlink:type="simple" xlink:href="http://www.ozon.ru/context/detail/id/2760949/#persons"><text:span text:style-name="Internet_20_link"><text:span text:style-name="T6">Дейв Крейн, Эрик Паскарелло, Даррен Джеймс</text:span></text:span></text:a><text:span text:style-name="T1">. </text:span><text:span text:style-name="T3">Ajax</text:span><text:span text:style-name="T1"> в действии. </text:span><text:span text:style-name="T2">М.: Вильямс, 2006.</text:span></text:p>
        </text:list-item>
        <text:list-item>
          <text:p text:style-name="P1"><text:a xlink:type="simple" xlink:href="http://ru.wikipedia.org/"><text:span text:style-name="Internet_20_link"><text:span text:style-name="T2">http://ru.wikipedia.org</text:span></text:span></text:a><text:span text:style-name="T2"> – свободная Интернет-энциклопедия.</text:span></text:p>
        </text:list-item>
        <text:list-item>
          <text:p text:style-name="P1"><text:a xlink:type="simple" xlink:href="http://code.google.com/webtoolkit/"><text:span text:style-name="Internet_20_link"><text:span text:style-name="T1">http://code.google.com/webtoolkit/</text:span></text:span></text:a><text:span text:style-name="T1"> - домашняя страница </text:span><text:span text:style-name="T3">GWT</text:span><text:span text:style-name="T1">.</text:span></text:p>
        </text:list-item>
        <text:list-item>
          <text:p text:style-name="P1"><text:a xlink:type="simple" xlink:href="http://www.ibm.com/developerworks/ru/library/j-ajax4/"><text:span text:style-name="Internet_20_link"><text:span text:style-name="T1">http://www.ibm.com/developerworks/ru/library/j-ajax4/</text:span></text:span></text:a><text:span text:style-name="T1"> - подробный пример работы с </text:span><text:span text:style-name="T3">Google</text:span><text:span text:style-name="T1"> </text:span><text:span text:style-name="T3">Web</text:span><text:span text:style-name="T1"> </text:span><text:span text:style-name="T3">Toolkit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1:03:52.41</meta:creation-date>
    <meta:generator>OpenOffice.org/3.0$Win32 OpenOffice.org_project/300m9$Build-9358</meta:generator>
    <meta:document-statistic meta:table-count="0" meta:image-count="0" meta:object-count="0" meta:page-count="1" meta:paragraph-count="11" meta:word-count="112" meta:character-count="895"/>
    <dc:date>2009-01-20T11:04:21.98</dc:date>
    <dc:creator>eav eav</dc:creator>
    <meta:editing-duration>PT00H00M29S</meta:editing-duration>
    <meta:editing-cycles>1</meta:editing-cycles>
  </office:meta>
</office:document-meta>
</file>